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4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126db8" officeooo:paragraph-rsid="00126db8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6cbe1" style:font-size-asian="14pt" style:font-size-complex="14pt"/>
    </style:style>
    <style:style style:name="T1" style:family="text">
      <style:text-properties officeooo:rsid="0010bb68"/>
    </style:style>
    <style:style style:name="T2" style:family="text">
      <style:text-properties officeooo:rsid="00131995"/>
    </style:style>
    <style:style style:name="T3" style:family="text">
      <style:text-properties officeooo:rsid="0013880b"/>
    </style:style>
    <style:style style:name="T4" style:family="text">
      <style:text-properties officeooo:rsid="002e3a37" fo:background-color="#ffffff" loext:char-shading-value="0"/>
    </style:style>
    <style:style style:name="T5" style:family="text">
      <style:text-properties officeooo:rsid="0016cbe1" fo:background-color="#ffffff" loext:char-shading-value="0"/>
    </style:style>
    <style:style style:name="T6" style:family="text">
      <style:text-properties officeooo:rsid="0016c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Comandos</text:span> Gerais</text:h>
      <text:p text:style-name="P2">setInterval(função, millisec) - executa alguma função em intervalos de tempo</text:p>
      <text:p text:style-name="P3">.insertAdjacentElement(' ') - <text:span text:style-name="T2">Configura em que posição vai adicionar algum elemento </text:span><text:span text:style-name="T3">e o adiciona</text:span></text:p>
      <text:p text:style-name="P3">.<text:span text:style-name="T3">style</text:span>.<text:span text:style-name="T2">cssText </text:span><text:span text:style-name="T3">= ` `</text:span><text:span text:style-name="T2"> – Possibilita a estilização em formato css no js</text:span></text:p>
      <text:p text:style-name="P5">… - <text:s/><text:span text:style-name="T6">operador </text:span><text:span text:style-name="T4">spread/rest, </text:span><text:span text:style-name="T5">possibilita passar valores indefinidos para uma função</text:span></text:p>
      <text:p text:style-name="P5"><text:span text:style-name="T5"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9:49:58.850784080</meta:creation-date>
    <dc:date>2022-10-11T04:50:07.756929745</dc:date>
    <meta:editing-duration>PT16H53M14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5" meta:word-count="49" meta:character-count="337" meta:non-whitespace-character-count="291"/>
  </office:meta>
</office:document-meta>
</file>